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12.238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99ccff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cc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cc00"/>
    </style:style>
    <style:style style:name="ce8" style:family="table-cell" style:parent-style-name="Default" style:data-style-name="N100">
      <style:table-cell-properties fo:background-color="#99ccff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MP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ecked</text:p>
          </table:table-cell>
          <table:table-cell table:style-name="ce1" office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3 TERM SCREW CLAMP</text:p>
          </table:table-cell>
          <table:table-cell table:number-columns-repeated="2" table:style-name="ce6" office:value-type="string">
            <text:p>180-3</text:p>
          </table:table-cell>
          <table:table-cell table:style-name="ce6" office:value-type="string">
            <text:p>SCREW1, SCREW2</text:p>
          </table:table-cell>
          <table:table-cell table:style-name="ce10" office:value-type="float" office:value="1988969">
            <text:p>1988969</text:p>
          </table:table-cell>
          <table:table-cell table:style-name="ce6" office:value-type="string">
            <text:p>WEIDMUELLER CLAMP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 PIN FEMALE HEADER</text:p>
          </table:table-cell>
          <table:table-cell table:style-name="ce6" office:value-type="string">
            <text:p>FE05-2</text:p>
          </table:table-cell>
          <table:table-cell table:style-name="ce6" office:value-type="string">
            <text:p>FE05-2 <text:s/>2.54mm</text:p>
          </table:table-cell>
          <table:table-cell table:style-name="ce6" office:value-type="string">
            <text:p>GPIO_1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FTDI 6 PIN FEMALE HEADER</text:p>
          </table:table-cell>
          <table:table-cell table:style-name="ce6" office:value-type="string">
            <text:p>FE06-1</text:p>
          </table:table-cell>
          <table:table-cell table:style-name="ce6" office:value-type="string">
            <text:p>FE06-1 <text:s/>2.54mm</text:p>
          </table:table-cell>
          <table:table-cell table:style-name="ce6" office:value-type="string">
            <text:p>FTDI1, FTDI2</text:p>
          </table:table-cell>
          <table:table-cell table:style-name="ce6"/>
          <table:table-cell table:style-name="ce6" office:value-type="string">
            <text:p>FEMALE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2 PIN MALE HEADER</text:p>
          </table:table-cell>
          <table:table-cell table:style-name="ce6" office:value-type="string">
            <text:p>CONN_02</text:p>
          </table:table-cell>
          <table:table-cell table:style-name="ce6" office:value-type="string">
            <text:p>1X02 <text:s/>2.54mm</text:p>
          </table:table-cell>
          <table:table-cell table:style-name="ce6" office:value-type="string">
            <text:p>BOOTL, IO1, RX, TX, CH6 / 7 ADC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3 PIN MALE HEADER</text:p>
          </table:table-cell>
          <table:table-cell table:style-name="ce6" office:value-type="string">
            <text:p>CONN_03</text:p>
          </table:table-cell>
          <table:table-cell table:style-name="ce6" office:value-type="string">
            <text:p>1X03 <text:s/>2.54mm</text:p>
          </table:table-cell>
          <table:table-cell table:style-name="ce6" office:value-type="string">
            <text:p>REF_SEL_A, REF_SEL_B, PWR</text:p>
          </table:table-cell>
          <table:table-cell table:style-name="ce6"/>
          <table:table-cell table:style-name="ce6" office:value-type="string">
            <text:p>PIN HEADE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0.1uF 100V MLCC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3, C14, C16, C6, C23, C24, C25, C4, C5, C48, C2, C21, C22, C9, C26</text:p>
          </table:table-cell>
          <table:table-cell/>
          <table:table-cell office:value-type="string">
            <text:p>CAPACI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0uF TANT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T, C11T, C18T, C7</text:p>
          </table:table-cell>
          <table:table-cell office:value-type="string">
            <text:p>298D106X0010M2T</text:p>
          </table:table-cell>
          <table:table-cell office:value-type="string">
            <text:p>CAPACITOR, European symbol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6, R7, R12, R18, R19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5, R9, R13, R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8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5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7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, R15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>
            <text:p>47k 0.1W</text:p>
          </table:table-cell>
          <table:table-cell table:style-name="ce7" office:value-type="string">
            <text:p>R-EU_R0603</text:p>
          </table:table-cell>
          <table:table-cell table:style-name="ce7" office:value-type="string">
            <text:p>R0603</text:p>
          </table:table-cell>
          <table:table-cell table:style-name="ce7" office:value-type="string">
            <text:p>R1, R14</text:p>
          </table:table-cell>
          <table:table-cell table:style-name="ce7" office:value-type="string">
            <text:p>ERA3ARB473V</text:p>
          </table:table-cell>
          <table:table-cell table:style-name="ce7" office:value-type="string">
            <text:p>RESISTOR, European symbol</text:p>
          </table:table-cell>
          <table:table-cell table:style-name="ce7" table:number-columns-repeated="2"/>
          <table:table-cell table:number-columns-repeated="247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66.5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0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0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3.16K</text:p>
          </table:table-cell>
          <table:table-cell table:style-name="ce6" office:value-type="string">
            <text:p>R-EU_0309/12</text:p>
          </table:table-cell>
          <table:table-cell table:style-name="ce6" office:value-type="string">
            <text:p>0309/12</text:p>
          </table:table-cell>
          <table:table-cell table:style-name="ce6" office:value-type="string">
            <text:p>R11</text:p>
          </table:table-cell>
          <table:table-cell table:style-name="ce6"/>
          <table:table-cell table:style-name="ce6" office:value-type="string">
            <text:p>RESISTOR, European symbol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AX5035</text:p>
          </table:table-cell>
          <table:table-cell office:value-type="string">
            <text:p>SOIC_8</text:p>
          </table:table-cell>
          <table:table-cell office:value-type="string">
            <text:p>REG0</text:p>
          </table:table-cell>
          <table:table-cell office:value-type="string">
            <text:p>MAX5035EASA+</text:p>
          </table:table-cell>
          <table:table-cell office:value-type="string">
            <text:p>SWITCHING REGULATOR 5.0V 1.0A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BRS1100T3G</text:p>
          </table:table-cell>
          <table:table-cell office:value-type="string">
            <text:p>SMB_1</text:p>
          </table:table-cell>
          <table:table-cell office:value-type="string">
            <text:p>D1</text:p>
          </table:table-cell>
          <table:table-cell office:value-type="string">
            <text:p>MBRS1100T3G</text:p>
          </table:table-cell>
          <table:table-cell office:value-type="string">
            <text:p>SWITCHING DIOD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SRR1208</text:p>
          </table:table-cell>
          <table:table-cell office:value-type="string">
            <text:p>SSR1208</text:p>
          </table:table-cell>
          <table:table-cell office:value-type="string">
            <text:p>L1</text:p>
          </table:table-cell>
          <table:table-cell office:value-type="string">
            <text:p>SRR1208-151YL</text:p>
          </table:table-cell>
          <table:table-cell office:value-type="string">
            <text:p>POWER INDUC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100uF 80V</text:p>
          </table:table-cell>
          <table:table-cell office:value-type="string">
            <text:p>EEV-FK1K101Q-CASE-H13</text:p>
          </table:table-cell>
          <table:table-cell office:value-type="string">
            <text:p>CAPAE1350X1400N</text:p>
          </table:table-cell>
          <table:table-cell office:value-type="string">
            <text:p>C10</text:p>
          </table:table-cell>
          <table:table-cell office:value-type="string">
            <text:p>EEVFK1K101Q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470uF 16V</text:p>
          </table:table-cell>
          <table:table-cell office:value-type="string">
            <text:p>EEE-FK1C471P-CASE-F</text:p>
          </table:table-cell>
          <table:table-cell office:value-type="string">
            <text:p>CAPAE830X1050N</text:p>
          </table:table-cell>
          <table:table-cell office:value-type="string">
            <text:p>C3</text:p>
          </table:table-cell>
          <table:table-cell office:value-type="string">
            <text:p>EEE-FK1C471P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3.3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2</text:p>
          </table:table-cell>
          <table:table-cell office:value-type="string">
            <text:p>REG1117-3.3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EG1117-5.0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1</text:p>
          </table:table-cell>
          <table:table-cell office:value-type="string">
            <text:p>REG1117-5.0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32Khz CRYSTAL</text:p>
          </table:table-cell>
          <table:table-cell office:value-type="string">
            <text:p>CRYSTAL8X3.8SMT</text:p>
          </table:table-cell>
          <table:table-cell office:value-type="string">
            <text:p>CRYSTAL_8X3.8</text:p>
          </table:table-cell>
          <table:table-cell office:value-type="string">
            <text:p>Y1</text:p>
          </table:table-cell>
          <table:table-cell office:value-type="string">
            <text:p>ABS25-32.768KHZ-T</text:p>
          </table:table-cell>
          <table:table-cell office:value-type="string">
            <text:p>Crystals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string">
            <text:p>MICROSD</text:p>
          </table:table-cell>
          <table:table-cell office:value-type="string">
            <text:p>SMT</text:p>
          </table:table-cell>
          <table:table-cell office:value-type="string">
            <text:p>MICRO_SD_ADAPTOR</text:p>
          </table:table-cell>
          <table:table-cell office:value-type="string">
            <text:p>47219-2001</text:p>
          </table:table-cell>
          <table:table-cell office:value-type="string">
            <text:p>MICRO SD CARD ADAPTOR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SB VERT ADAPTOR</text:p>
          </table:table-cell>
          <table:table-cell table:number-columns-repeated="2" table:style-name="ce10" office:value-type="float" office:value="5000751517">
            <text:p>5000751517</text:p>
          </table:table-cell>
          <table:table-cell table:style-name="ce6" office:value-type="string">
            <text:p>USB_PWR</text:p>
          </table:table-cell>
          <table:table-cell table:style-name="ce10" office:value-type="float" office:value="5000751517">
            <text:p>5000751517</text:p>
          </table:table-cell>
          <table:table-cell table:style-name="ce6" office:value-type="string">
            <text:p>USB CONNECTOR</text:p>
          </table:table-cell>
          <table:table-cell table:number-columns-repeated="2" table:style-name="ce6" office:value-type="string">
            <text:p>x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string">
            <text:p>COIN CELL HOLDER</text:p>
          </table:table-cell>
          <table:table-cell table:number-columns-repeated="2" table:style-name="ce8" office:value-type="string">
            <text:p>CR1220SMD</text:p>
          </table:table-cell>
          <table:table-cell table:style-name="ce8" office:value-type="string">
            <text:p>CR1220</text:p>
          </table:table-cell>
          <table:table-cell table:style-name="ce8" office:value-type="string">
            <text:p>S8411-45R</text:p>
          </table:table-cell>
          <table:table-cell table:style-name="ce8" office:value-type="string">
            <text:p>CR1220 BATTERY HOLDE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MCP3208-BI/SL</text:p>
          </table:table-cell>
          <table:table-cell office:value-type="string">
            <text:p>SOIC16</text:p>
          </table:table-cell>
          <table:table-cell office:value-type="string">
            <text:p>MCP3208</text:p>
          </table:table-cell>
          <table:table-cell office:value-type="string">
            <text:p>MCP3208-BI/SL</text:p>
          </table:table-cell>
          <table:table-cell office:value-type="string">
            <text:p>12-BIT ADC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PCF8523_RTC</text:p>
          </table:table-cell>
          <table:table-cell office:value-type="string">
            <text:p>SOIC_8</text:p>
          </table:table-cell>
          <table:table-cell office:value-type="string">
            <text:p>PCF8523</text:p>
          </table:table-cell>
          <table:table-cell office:value-type="string">
            <text:p>PCF8523T</text:p>
          </table:table-cell>
          <table:table-cell office:value-type="string">
            <text:p>REAL TIME CLOCK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string">
            <text:p>ESP8266_ESP-12</text:p>
          </table:table-cell>
          <table:table-cell office:value-type="string">
            <text:p>ESP8266-ESP12</text:p>
          </table:table-cell>
          <table:table-cell office:value-type="string">
            <text:p>ESP-12</text:p>
          </table:table-cell>
          <table:table-cell office:value-type="string">
            <text:p>ordered..</text:p>
          </table:table-cell>
          <table:table-cell office:value-type="string">
            <text:p>ESP MODULE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LMP8481</text:p>
          </table:table-cell>
          <table:table-cell office:value-type="string">
            <text:p>LMP8481-H</text:p>
          </table:table-cell>
          <table:table-cell office:value-type="string">
            <text:p>S-PDSO-G08</text:p>
          </table:table-cell>
          <table:table-cell office:value-type="string">
            <text:p>SHUNTMON-A, SHUNTMON-B</text:p>
          </table:table-cell>
          <table:table-cell office:value-type="string">
            <text:p>LMP8481MME-H/NOPB</text:p>
          </table:table-cell>
          <table:table-cell office:value-type="string">
            <text:p>LMP8481MM-H/NOPB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/>
          <table:table-cell table:style-name="ce9" office:value-type="string">
            <text:p>other or N/A</text:p>
          </table:table-cell>
          <table:table-cell table:number-columns-repeated="254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table:style-name="ce6" office:value-type="string">
            <text:p>EBW_SERIES_15.2MM</text:p>
          </table:table-cell>
          <table:table-cell table:style-name="ce6" office:value-type="string">
            <text:p>SCREW_TERM_1, SCREW_TERM_2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OWER SHUNT hand soldered</text:p>
          </table:table-cell>
          <table:table-cell table:style-name="ce6"/>
          <table:table-cell table:style-name="ce6" office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CD HEADER</text:p>
          </table:table-cell>
          <table:table-cell table:number-columns-repeated="2" table:style-name="ce6" office:value-type="string">
            <text:p>B4B-PH-K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B4B-PH-K</text:p>
          </table:table-cell>
          <table:table-cell table:style-name="ce6" office:value-type="string">
            <text:p>JST HEADER</text:p>
          </table:table-cell>
          <table:table-cell table:style-name="ce6"/>
          <table:table-cell table:style-name="ce6" office:value-type="string">
            <text:p>x</text:p>
          </table:table-cell>
          <table:table-cell table:number-columns-repeated="247"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/03/2018</text:date>, <text:time>20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niel Bates</dc:creator>
    <dc:date>2018-03-28T20:02:47</dc:date>
    <meta:editing-cycles>17</meta:editing-cycles>
    <meta:editing-duration>PT17H42M7S</meta:editing-duration>
    <meta:generator>OpenOffice/4.1.3$Unix OpenOffice.org_project/413m1$Build-9783</meta:generator>
    <meta:document-statistic meta:table-count="1" meta:cell-count="276" meta:object-count="0"/>
  </office:meta>
</office:document-meta>
</file>